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8" style:display-name="TBL_0_0.8" style:family="table-row">
      <style:table-row-properties style:row-height="3.226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15" style:family="paragraph" style:parent-style-name="Standard" style:master-page-name="master_5f_0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1"><text:bookmark text:name="JR_PAGE_ANCHOR_0_1"/>Mês/Ano de Referencia:</text:p>
          </table:table-cell>
          <table:table-cell table:style-name="TBL_5f_0_5f_0.A1" table:number-columns-spanned="17" office:value-type="string">
            <text:p text:style-name="P1">Fev/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2">Matrícula</text:p>
          </table:table-cell>
          <table:table-cell table:style-name="TBL_5f_0_5f_0.B2" table:number-rows-spanned="3" office:value-type="string">
            <text:p text:style-name="P2">Nome</text:p>
          </table:table-cell>
          <table:table-cell table:style-name="TBL_5f_0_5f_0.B2" table:number-rows-spanned="3" office:value-type="string">
            <text:p text:style-name="P2">Cargo</text:p>
          </table:table-cell>
          <table:table-cell table:style-name="TBL_5f_0_5f_0.B2" table:number-rows-spanned="3" office:value-type="string">
            <text:p text:style-name="P2">Lotação</text:p>
          </table:table-cell>
          <table:table-cell table:style-name="TBL_5f_0_5f_0.E2" table:number-columns-spanned="9" office:value-type="string">
            <text:p text:style-name="P3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3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3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3">Remuneração Básica</text:p>
          </table:table-cell>
          <table:covered-table-cell/>
          <table:table-cell table:style-name="TBL_5f_0_5f_0.E2" table:number-columns-spanned="4" office:value-type="string">
            <text:p text:style-name="P3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3">Outras Remunerações Temporárias(7)</text:p>
          </table:table-cell>
          <table:table-cell table:style-name="TBL_5f_0_5f_0.R2" table:number-rows-spanned="2" office:value-type="string">
            <text:p text:style-name="P3">Verbas Indenizatórias(8)</text:p>
          </table:table-cell>
          <table:table-cell table:style-name="TBL_5f_0_5f_0.R2" table:number-rows-spanned="2" office:value-type="string">
            <text:p text:style-name="P3">Total de Rendimentos Brutos(9)</text:p>
          </table:table-cell>
          <table:table-cell table:style-name="TBL_5f_0_5f_0.E2" table:number-columns-spanned="3" office:value-type="string">
            <text:p text:style-name="P3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3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3">Remuneração do Cargo Efetivo(1)</text:p>
          </table:table-cell>
          <table:table-cell table:style-name="TBL_5f_0_5f_0.R2" office:value-type="string">
            <text:p text:style-name="P3">Outras Verbas Remuneratórias, Legais ou Judiciais(2)</text:p>
          </table:table-cell>
          <table:table-cell table:style-name="TBL_5f_0_5f_0.R2" office:value-type="string">
            <text:p text:style-name="P3">Função de Confiança ou Cargo em Comissão(3)</text:p>
          </table:table-cell>
          <table:table-cell table:style-name="TBL_5f_0_5f_0.R2" office:value-type="string">
            <text:p text:style-name="P3">Gratificação Natalina(4)</text:p>
          </table:table-cell>
          <table:table-cell table:style-name="TBL_5f_0_5f_0.R2" office:value-type="string">
            <text:p text:style-name="P3">Férias (1/3 constitucional) (5)</text:p>
          </table:table-cell>
          <table:table-cell table:style-name="TBL_5f_0_5f_0.R2" office:value-type="string">
            <text:p text:style-name="P3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3">Contribuição Previdenciária(10)</text:p>
          </table:table-cell>
          <table:table-cell table:style-name="TBL_5f_0_5f_0.R2" office:value-type="string">
            <text:p text:style-name="P3">Imposto de Renda(11)</text:p>
          </table:table-cell>
          <table:table-cell table:style-name="TBL_5f_0_5f_0.R2" office:value-type="string">
            <text:p text:style-name="P3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4">1741</text:p>
          </table:table-cell>
          <table:table-cell table:style-name="TBL_5f_0_5f_0.B5" office:value-type="string">
            <text:p text:style-name="P4">ADEILDO JOSE DA SILVA</text:p>
          </table:table-cell>
          <table:table-cell table:style-name="TBL_5f_0_5f_0.B5" office:value-type="string">
            <text:p text:style-name="P4">ANALISTA DO MP- CONTADOR</text:p>
          </table:table-cell>
          <table:table-cell table:style-name="TBL_5f_0_5f_0.B5" office:value-type="string">
            <text:p text:style-name="P4">DIVISAO DE PERICIA CONTABIL - GAAE</text:p>
          </table:table-cell>
          <table:table-cell table:style-name="TBL_5f_0_5f_0.E5" office:value-type="string">
            <text:p text:style-name="P5">5.062,24</text:p>
          </table:table-cell>
          <table:table-cell table:style-name="TBL_5f_0_5f_0.E5" office:value-type="string">
            <text:p text:style-name="P5">2.024,9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2.384,07</text:p>
          </table:table-cell>
          <table:table-cell table:style-name="TBL_5f_0_5f_0.E5" office:value-type="string">
            <text:p text:style-name="P5">9.471,21</text:p>
          </table:table-cell>
          <table:table-cell table:style-name="TBL_5f_0_5f_0.E5" office:value-type="string">
            <text:p text:style-name="P5">992,20</text:p>
          </table:table-cell>
          <table:table-cell table:style-name="TBL_5f_0_5f_0.E5" office:value-type="string">
            <text:p text:style-name="P5">702,47</text:p>
          </table:table-cell>
          <table:table-cell table:style-name="TBL_5f_0_5f_0.E5" office:value-type="string">
            <text:p text:style-name="P5">0,00</text:p>
          </table:table-cell>
          <table:table-cell table:style-name="TBL_5f_0_5f_0.E5" office:value-type="string">
            <text:p text:style-name="P5">1.694,67</text:p>
          </table:table-cell>
          <table:table-cell table:style-name="TBL_5f_0_5f_0.E5" office:value-type="string">
            <text:p text:style-name="P5">7.776,54</text:p>
          </table:table-cell>
        </table:table-row>
        <table:table-row table:style-name="TBL_5f_0_5f_0.2">
          <table:table-cell table:style-name="TBL_5f_0_5f_0.A5" office:value-type="string">
            <text:p text:style-name="P3">Total Geral</text:p>
          </table:table-cell>
          <table:table-cell table:style-name="TBL_5f_0_5f_0.B5" office:value-type="string">
            <text:p text:style-name="P2">901</text:p>
          </table:table-cell>
          <table:table-cell table:style-name="TBL_5f_0_5f_0.B5" office:value-type="string">
            <text:p text:style-name="P13"/>
          </table:table-cell>
          <table:table-cell table:style-name="TBL_5f_0_5f_0.B5" office:value-type="string">
            <text:p text:style-name="P13"/>
          </table:table-cell>
          <table:table-cell table:style-name="TBL_5f_0_5f_0.E5" office:value-type="string">
            <text:p text:style-name="P10">7.025.354,74</text:p>
          </table:table-cell>
          <table:table-cell table:style-name="TBL_5f_0_5f_0.E5" office:value-type="string">
            <text:p text:style-name="P10">757.479,39</text:p>
          </table:table-cell>
          <table:table-cell table:style-name="TBL_5f_0_5f_0.E5" office:value-type="string">
            <text:p text:style-name="P10">1.185.888,03</text:p>
          </table:table-cell>
          <table:table-cell table:style-name="TBL_5f_0_5f_0.E5" office:value-type="string">
            <text:p text:style-name="P10">77.561,59</text:p>
          </table:table-cell>
          <table:table-cell table:style-name="TBL_5f_0_5f_0.E5" office:value-type="string">
            <text:p text:style-name="P10">310.448,99</text:p>
          </table:table-cell>
          <table:table-cell table:style-name="TBL_5f_0_5f_0.E5" office:value-type="string">
            <text:p text:style-name="P10">181.061,08</text:p>
          </table:table-cell>
          <table:table-cell table:style-name="TBL_5f_0_5f_0.E5" office:value-type="string">
            <text:p text:style-name="P10">293.511,68</text:p>
          </table:table-cell>
          <table:table-cell table:style-name="TBL_5f_0_5f_0.E5" office:value-type="string">
            <text:p text:style-name="P10">1.936.728,96</text:p>
          </table:table-cell>
          <table:table-cell table:style-name="TBL_5f_0_5f_0.E5" office:value-type="string">
            <text:p text:style-name="P10">11.768.034,46</text:p>
          </table:table-cell>
          <table:table-cell table:style-name="TBL_5f_0_5f_0.E5" office:value-type="string">
            <text:p text:style-name="P10">1.121.853,89</text:p>
          </table:table-cell>
          <table:table-cell table:style-name="TBL_5f_0_5f_0.E5" office:value-type="string">
            <text:p text:style-name="P10">1.691.651,19</text:p>
          </table:table-cell>
          <table:table-cell table:style-name="TBL_5f_0_5f_0.E5" office:value-type="string">
            <text:p text:style-name="P10">28.860,13</text:p>
          </table:table-cell>
          <table:table-cell table:style-name="TBL_5f_0_5f_0.E5" office:value-type="string">
            <text:p text:style-name="P10">2.842.365,21</text:p>
          </table:table-cell>
          <table:table-cell table:style-name="TBL_5f_0_5f_0.E5" office:value-type="string">
            <text:p text:style-name="P10">8.925.669,25</text:p>
          </table:table-cell>
        </table:table-row>
        <table:table-row table:style-name="TBL_5f_0_5f_0.2">
          <table:table-cell table:style-name="TBL_5f_0_5f_0.A5" office:value-type="string">
            <text:p text:style-name="P14">Data da última atualização:</text:p>
          </table:table-cell>
          <table:table-cell table:style-name="TBL_5f_0_5f_0.B5" office:value-type="string">
            <text:p text:style-name="P11">28/02/2021 08:00:58</text:p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</table:table-row>
        <table:table-row table:style-name="TBL_5f_0_5f_0.8">
          <table:table-cell table:style-name="TBL_5f_0_5f_0.A5" office:value-type="string">
            <text:p text:style-name="P12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B5" office:value-type="string">
            <text:p text:style-name="P4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  <table:table-cell table:style-name="TBL_5f_0_5f_0.E5" office:value-type="string">
            <text:p text:style-name="P5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2T11:09:08.540797929</dc:date>
    <meta:editing-duration>PT3M50S</meta:editing-duration>
    <meta:editing-cycles>1</meta:editing-cycles>
    <meta:document-statistic meta:table-count="1" meta:image-count="0" meta:object-count="0" meta:page-count="2" meta:paragraph-count="62" meta:word-count="336" meta:character-count="2515" meta:non-whitespace-character-count="2240"/>
  </office:meta>
</office:document-meta>
</file>